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string" office:string-value="">
            <text:p/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 office:string-value="">
            <text:p/>
          </table:table-cell>
          <table:table-cell office:value-type="float" office:value="35">
            <text:p>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3">
            <text:p>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8">
            <text:p>3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string" office:string-value="">
            <text:p/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string" office:string-value="">
            <text:p/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string" office:string-value="">
            <text:p/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string" office:string-value="">
            <text:p/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8">
            <text:p>78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string" office:string-value="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 office:string-value="">
            <text:p/>
          </table:table-cell>
          <table:table-cell office:value-type="float" office:value="118">
            <text:p>1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 office:string-value="">
            <text:p/>
          </table:table-cell>
          <table:table-cell office:value-type="float" office:value="118">
            <text:p>118</text:p>
          </table:table-cell>
          <table:table-cell office:value-type="string" office:string-value="">
            <text:p/>
          </table:table-cell>
          <table:table-cell office:value-type="float" office:value="118">
            <text:p>1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4">
            <text:p>1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3">
            <text:p>12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8">
            <text:p>118</text:p>
          </table:table-cell>
          <table:table-cell office:value-type="float" office:value="118">
            <text:p>1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8">
            <text:p>1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5">
            <text:p>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6">
            <text:p>116</text:p>
          </table:table-cell>
          <table:table-cell office:value-type="string" office:string-value="">
            <text:p/>
          </table:table-cell>
          <table:table-cell office:value-type="float" office:value="116">
            <text:p>1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6">
            <text:p>116</text:p>
          </table:table-cell>
          <table:table-cell office:value-type="string" office:string-value="">
            <text:p/>
          </table:table-cell>
          <table:table-cell office:value-type="float" office:value="116">
            <text:p>1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5">
            <text:p>75</text:p>
          </table:table-cell>
          <table:table-cell office:value-type="string" office:string-value="">
            <text:p/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string" office:string-value="">
            <text:p/>
          </table:table-cell>
          <table:table-cell office:value-type="float" office:value="144">
            <text:p>1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7">
            <text:p>87</text:p>
          </table:table-cell>
          <table:table-cell office:value-type="string" office:string-value="">
            <text:p/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string" office:string-value="">
            <text:p/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7">
            <text:p>87</text:p>
          </table:table-cell>
          <table:table-cell office:value-type="string" office:string-value="">
            <text:p/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7">
            <text:p>8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3">
            <text:p>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3">
            <text:p>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0">
            <text:p>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3">
            <text:p>93</text:p>
          </table:table-cell>
          <table:table-cell office:value-type="string" office:string-value="">
            <text:p/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3">
            <text:p>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string" office:string-value="">
            <text:p/>
          </table:table-cell>
          <table:table-cell office:value-type="float" office:value="94">
            <text:p>94</text:p>
          </table:table-cell>
          <table:table-cell office:value-type="string" office:string-value="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7">
            <text:p>14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8">
            <text:p>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3">
            <text:p>1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3">
            <text:p>1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2">
            <text:p>1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6">
            <text:p>146</text:p>
          </table:table-cell>
          <table:table-cell office:value-type="float" office:value="146">
            <text:p>14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7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string" office:string-value="">
            <text:p/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string" office:string-value="">
            <text:p/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string" office:string-value="">
            <text:p/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